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a824" officeooo:paragraph-rsid="0000a824"/>
    </style:style>
    <style:style style:name="P2" style:family="paragraph" style:parent-style-name="Standard">
      <style:text-properties officeooo:rsid="0003629c" officeooo:paragraph-rsid="00054de2"/>
    </style:style>
    <style:style style:name="P3" style:family="paragraph" style:parent-style-name="Standard">
      <style:text-properties officeooo:rsid="00054de2" officeooo:paragraph-rsid="00054de2"/>
    </style:style>
    <style:style style:name="P4" style:family="paragraph" style:parent-style-name="Standard">
      <style:text-properties officeooo:rsid="00071ae9" officeooo:paragraph-rsid="00071ae9"/>
    </style:style>
    <style:style style:name="P5" style:family="paragraph" style:parent-style-name="Text_20_body">
      <style:text-properties officeooo:rsid="0000a824"/>
    </style:style>
    <style:style style:name="P6" style:family="paragraph" style:parent-style-name="Standard">
      <style:text-properties officeooo:rsid="00071ae9" officeooo:paragraph-rsid="00071ae9"/>
    </style:style>
    <style:style style:name="P7" style:family="paragraph" style:parent-style-name="Standard">
      <style:text-properties officeooo:rsid="00071ae9" officeooo:paragraph-rsid="0003629c"/>
    </style:style>
    <style:style style:name="T1" style:family="text">
      <style:text-properties officeooo:rsid="0000a824"/>
    </style:style>
    <style:style style:name="T2" style:family="text">
      <style:text-properties officeooo:rsid="00033dbb"/>
    </style:style>
    <style:style style:name="T3" style:family="text">
      <style:text-properties officeooo:rsid="0003629c"/>
    </style:style>
    <style:style style:name="T4" style:family="text">
      <style:text-properties officeooo:rsid="00054de2"/>
    </style:style>
    <style:style style:name="T5" style:family="text">
      <style:text-properties officeooo:rsid="00071ae9"/>
    </style:style>
    <style:style style:name="T6" style:family="text">
      <style:text-properties officeooo:rsid="0008f0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Andrea <text:span text:style-name="T1">M. </text:span>Stojanovski</text:p>
      <text:p text:style-name="Title">Final assignment HW3</text:p>
      <text:p text:style-name="P1"/>
      <text:h text:style-name="Heading_20_2" text:outline-level="2">Part 0 – Everything is running</text:h>
      <text:p text:style-name="P5"/>
      <text:h text:style-name="Heading_20_2" text:outline-level="2">Part 1 - Secrets</text:h>
      <text:p text:style-name="P1"/>
      <text:p text:style-name="P7">The first task is to identify where the secrets are unsafely stored. To do this I inspected the files visually (there just a few) and discovered</text:p>
      <text:p text:style-name="P7">1. MYSQL_ROOT_PASSWORD in ./db/k8/db-deployment.yaml </text:p>
      <text:p text:style-name="P7">2. MYSQL_ROOT_PASSWORD in ./GiftcardSite/k8/django-deploy.yaml</text:p>
      <text:p text:style-name="P7">3. SECRET_KEY in ./GiftcardSite/GifcardSite/settings.py</text:p>
      <text:p text:style-name="P7"/>
      <text:p text:style-name="P7">Then generated Kubernetes secrets and put them in the yaml files in the same order:</text:p>
      <text:p text:style-name="P7">1. ./db/k8/secret-db.yaml for <text:s/>MYSQL_ROOT_PASSWORD</text:p>
      <text:p text:style-name="P7">2. ./GiftcardSite/k8/secret-db.yaml for <text:s/>MYSQL_ROOT_PASSWORD (this should be linked to the above for single source of truth - I ignore this for the homework)</text:p>
      <text:p text:style-name="P7">3. ./GiftcardSite/k8/secret-key.yaml for SECRET_KEY</text:p>
      <text:p text:style-name="P7"/>
      <text:p text:style-name="P7">Then modified the files in the first group to refer to the secrets in the second group.</text:p>
      <text:p text:style-name="P7"/>
      <text:p text:style-name="P7">MYSQL_ROOT_PASSWORD=thisisatestthing.</text:p>
      <text:p text:style-name="P7">$ echo -n 'thisisatestthing.' | base64</text:p>
      <text:p text:style-name="P7">Translated to base64: dGhpc2lzYXRlc3R0aGluZy4=</text:p>
      <text:p text:style-name="P7"/>
      <text:p text:style-name="P7">SECRET_KEY=kmgysa#fz+9(z1*=c0ydrjizk*7sthm2ga1z4=^61$cxcq8b$l</text:p>
      <text:p text:style-name="P7">$ echo -n <text:s/>'kmgysa#fz+9(z1*=c0ydrjizk*7sthm2ga1z4=^61$cxcq8b$l' | base64</text:p>
      <text:p text:style-name="P7">Tranlated to base64: a21neXNhI2Z6KzkoejEqPWMweWRyaml6ayo3c3RobTJnYTF6ND1eNjEkY3hjcThiJGw=</text:p>
      <text:p text:style-name="P7"/>
      <text:p text:style-name="P7">Finally, I put references to these secrets in the pod environments.</text:p>
      <text:p text:style-name="P7">This is in files in the first group above.</text:p>
      <text:p text:style-name="P7"/>
      <text:p text:style-name="P7">To push the secrets:</text:p>
      <text:p text:style-name="P7">$ kubectl apply -f ./db/k8/secret-db.yaml</text:p>
      <text:p text:style-name="P7">$ kubectl apply -f ./GiftcardSite/k8/secret-db.yaml</text:p>
      <text:p text:style-name="P7">$ kubectl apply -f ./GiftcardSite/k8/secret-key.yam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6T17:20:30.993662844</meta:creation-date>
    <dc:date>2021-05-16T20:52:21.453009084</dc:date>
    <meta:editing-duration>PT44M29S</meta:editing-duration>
    <meta:editing-cycles>3</meta:editing-cycles>
    <meta:generator>LibreOffice/7.0.5.2$Linux_X86_64 LibreOffice_project/00$Build-2</meta:generator>
    <meta:document-statistic meta:table-count="0" meta:image-count="0" meta:object-count="0" meta:page-count="1" meta:paragraph-count="25" meta:word-count="177" meta:character-count="1445" meta:non-whitespace-character-count="1288"/>
  </office:meta>
</office:document-meta>
</file>